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Centaur" officeooo:paragraph-rsid="000a22ce"/>
    </style:style>
    <style:style style:name="P2" style:family="paragraph" style:parent-style-name="Standard_20__28_user_29_">
      <style:text-properties officeooo:paragraph-rsid="000a22ce"/>
    </style:style>
    <style:style style:name="P3" style:family="paragraph" style:parent-style-name="Standard_20__28_user_29_">
      <style:paragraph-properties fo:margin-left="0.4925in" fo:margin-right="0in" fo:text-indent="0.0008in" style:auto-text-indent="false"/>
      <style:text-properties officeooo:paragraph-rsid="000a22ce"/>
    </style:style>
    <style:style style:name="T1" style:family="text">
      <style:text-properties style:font-name="Centaur"/>
    </style:style>
    <style:style style:name="T2" style:family="text">
      <style:text-properties style:font-name="Centau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Dark Age</text:span></text:p>
      <text:p text:style-name="P1"/>
      <text:p text:style-name="P2"><text:span text:style-name="T1">50,000 Years BSL-- Mallorn, convinced by Naa'roleith, leads some of the remaining Tel'Quessir in migration and invasion from Amarth to Ilia, and they land on the southern shores of Albos. They develop writing, and mark their arrival with a carving.</text:span></text:p>
      <text:p text:style-name="P2"><text:span text:style-name="T1">The Second Keveshkek Empire rises and invades Numen'waith territory.</text:span></text:p>
      <text:p text:style-name="P2"><text:span text:style-name="T1">A small few Tel'Quessir, corrupted by the sight of Calamity, wish stay and revel in Amarth and attempt to stop Mallorn's departure. In Dagor'caradalu (The Battle of the Red Water), the resisting elves kill and eat many of Mallorn's host, and are corrupted. They are named the Agar'Quessir (Blood Elves) by the Tel'Quessir, and are the first vampires.</text:span></text:p>
      <text:p text:style-name="P2"><text:span text:style-name="T1">Some of Mallorn's host stay and found villages in Annuntol. They are named the Annun'Quessir. They found Minyatal.</text:span></text:p>
      <text:p text:style-name="P1"/>
      <text:p text:style-name="P2"><text:span text:style-name="T1">49,744 Years BSL-- Bash'Tikish is resurrected, and leads the sack of Ringwetal. The Numen'waith are forced south into Winterfall. They take refuge in the massive caverns beneath Winterfall—the Underdark. Naa'roleith goes to the Morinuin in Numendor and lives amongst the Mori'Quessir.</text:span></text:p>
      <text:p text:style-name="P3"><text:span text:style-name="T1">- The Lai'Quessir that migrated to Winterfall's mainland are forced into the Morinuin, the Underdark, by the advancing Keveshkek forces as well. Hera'rocoia shows them the location of the caves so that they may take refuge there. They remain in the caverns, and develop into the Mori'Quessir (dark elves, drow).</text:span></text:p>
      <text:p text:style-name="P1"/>
      <text:p text:style-name="P2"><text:span text:style-name="T1">49,025 Years BSL-- Mallorn, in his rage and sadness for the loss of his people, forces the Rhun'waith out of Celebtal in the Dome'niire (Night of Tears), slaughtering many and sinking the great city. The Rhun'waith migrate north, and raise the Walls of Brund and sink the lowlands with their cries in the Great Schism. The city of Hylesten is created on the site of Celebtal. The Tel'Quessir expand to cover all of Southern Ilia.</text:span></text:p>
      <text:p text:style-name="P2"><text:span text:style-name="T1">Many pure-blood Tel'Quessir nobles took to magnificent mountain fortresses. The lowland and forest elves develop into Mal'Quessir, or high elves.</text:span></text:p>
      <text:p text:style-name="P2"><text:span text:style-name="T1">The Rhun'waith retreat to Tartal in the north.</text:span></text:p>
      <text:p text:style-name="P2"><text:span text:style-name="T1">The Tel'Quessir in Wysteria begin to develop again, mainly on the western continents. They name themselves Coie'Quessir (The Elves Who Lived). They name their lands the Romendor, or Sunrise Lands.</text:span></text:p>
      <text:p text:style-name="P2"><text:span text:style-name="T1">The Agar'Quessir spread over Amarth and create a dark empire. They are led by Mear, and subsequent rulers are known as 'Mear'.</text:span></text:p>
      <text:p text:style-name="P2"><text:span text:style-name="T1">The Numen'waith in the Underdark discover a means to Naa'yamen. They ascend into bodies of energy, as did the Naa'waith before them. They leave the material plane. Some Numen’waith remain in isolated cities north of the isthmus of Winterfall.</text:span></text:p>
      <text:p text:style-name="P1"/>
      <text:p text:style-name="P2"><text:span text:style-name="T1">30,000-20,000 Years BSL-- Hera'rontan molds bodies from stone and Hera'rocoia imbues them with life, creating the dwarves. The first dwarves of Ilia awake in the mountains of Tirion, as foretold by Elea'roilmani, and carve their great cities in the mountains. They see Hera’rontan at their creator, and they know him as Moradin, </text:span><text:soft-page-break/><text:span text:style-name="T1">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span></text:p>
      <text:p text:style-name="P2"><text:span text:style-name="T1">After making contact with the Rhun'waith, they were named the Neldani (Third Born). The Rhun’waith inspire them to create a language and to pursue art.</text:span></text:p>
      <text:p text:style-name="P2"><text:span text:style-name="T1">The Neldani settle throughout Ilia. When they meet the Tel’Quessir to the south, they are taught written language. They begin to carve their history onto their halls.</text:span></text:p>
      <text:p text:style-name="P2"><text:span text:style-name="T1">The Coie'Quessir war with the Agar'Quessir throughout the continents of Romendor and Amarth.</text:span></text:p>
      <text:p text:style-name="P1"/>
      <text:p text:style-name="P2"><text:span text:style-name="T1">20,000 Years BSL-- Hera'rocoia walks the beaches of Ilia and wakes the first humans in Ilia who were sent there from the Eye by Hera'rontan. Hera'rocoia returns to Winterfall to watch over the Parmasinta. Naa'roleith wantonly travels the world. Hera'rontan spends thousands of years traveling and creates multiple portals around the world that can be activated by those creations who know of their nature. The portals lead to the Eye of Ehlu.</text:span></text:p>
      <text:p text:style-name="P2"><text:span text:style-name="T1">The First Men found multiple cities on the northern coast of Ilia. They take up a tribe-like society run by prominent warlords each controlling a village or group of villages. They are chaotic, and skirmishes are frequent.</text:span></text:p>
      <text:p text:style-name="P2"><text:span text:style-name="T1">The Keveshkek peoples begin to slowly move back north or the Isthmus of Winterfall.</text:span></text:p>
      <text:p text:style-name="P2"><text:span text:style-name="T1">The Coie'Quessir and Agar'Quessir make an unsteady peace. The Coi'Quessir Empire expands to cover the entire shard known as Telmello'kirma.</text:span></text:p>
      <text:p text:style-name="P1"/>
      <text:p text:style-name="P2"><text:span text:style-name="T1">18,000 Years BSL-- The First Men begin to move west, and learn the secrets of metallurgy from the dwarves of the mountains. Some also move south, through the lowland valley to Southern Ilia. They are taught language and writing by the dwarves. Their language and writing will develop into Common, but first they only carve their words onto tablets.</text:span></text:p>
      <text:p text:style-name="P2"><text:span text:style-name="T1">Hera'rontan ends his travels and returns to the Eye of Ehlu.</text:span></text:p>
      <text:p text:style-name="P1"/>
      <text:p text:style-name="P2"><text:span text:style-name="T1">17,850 Years BSL-- The First Men cross through the Riverrun and make contact with the Rhun'waith. The fey name them Erdani (Fourth Born).</text:span></text:p>
      <text:p text:style-name="P2"><text:span text:style-name="T1">The Erdani are taught magic by the Rhun'waith, however the men were overtaken by greed when they witnessed Herya'rosintilya's power. They bring back these greeds and stories to the villages.</text:span></text:p>
      <text:p text:style-name="P2"><text:span text:style-name="T1">The Neldani sail east and west to Wysteria and Winterfall. The Neldani in Winterfall discover the Underdark and develop into Duragar.</text:span></text:p>
      <text:p text:style-name="P1"/>
      <text:p text:style-name="P2"><text:span text:style-name="T1">17,340 Years BSL-- The Erdani wage war on the Rhun'waith, possibly in attempts to gain their power, with cold-bronze weapons given to them by the Neldani. The Neldani stay out of the war, as they did not give the weapons knowing that they would be used for war.</text:span></text:p>
      <text:p text:style-name="P1"/>
      <text:p text:style-name="P2"><text:soft-page-break/><text:span text:style-name="T1">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span></text:p>
      <text:p text:style-name="P2"><text:span text:style-name="T1">The remaining Rhun'waith take refuge on the western coasts of Rhunen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07:22.387949738</meta:creation-date>
    <dc:date>2018-11-30T15:08:05.593845244</dc:date>
    <meta:editing-duration>PT43S</meta:editing-duration>
    <meta:editing-cycles>1</meta:editing-cycles>
    <meta:document-statistic meta:table-count="0" meta:image-count="0" meta:object-count="0" meta:page-count="3" meta:paragraph-count="29" meta:word-count="1072" meta:character-count="6603" meta:non-whitespace-character-count="5561"/>
    <meta:generator>LibreOffice/6.0.6.2$Linux_X86_64 LibreOffice_project/00m0$Build-2</meta:generator>
  </office:meta>
</office:document-meta>
</file>